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3C00000708E49A038F32E6EC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12.922cm" svg:x="0cm" svg:y="0.6cm">
          <draw:image xlink:href="Pictures/1000000000000F3C00000708E49A038F32E6EC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54cm" fo:margin-bottom="0cm" fo:text-indent="0cm"/>
      <style:text-properties fo:font-size="24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65cm" fo:margin-bottom="0cm" fo:text-indent="0cm"/>
      <style:text-properties fo:font-size="21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7cm" fo:margin-bottom="0cm" fo:text-indent="0cm"/>
      <style:text-properties fo:font-size="17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8cm" fo:margin-bottom="0cm" fo:text-indent="0cm"/>
      <style:text-properties fo:font-size="17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4.646cm" svg:x="1cm" svg:y="3.597cm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25.199cm" svg:height="2.337cm" svg:x="1.4cm" svg:y="0.557cm" presentation:class="title" presentation:placeholder="true">
        <draw:text-box/>
      </draw:frame>
      <draw:frame presentation:style-name="Default-outline1" draw:layer="backgroundobjects" svg:width="25.199cm" svg:height="8.119cm" svg:x="1.4cm" svg:y="3.274cm" presentation:class="outline" presentation:placeholder="true">
        <draw:text-box/>
      </draw:frame>
      <draw:frame presentation:style-name="Mpr1" draw:text-style-name="MP2" draw:layer="backgroundobjects" svg:width="6.523cm" svg:height="0.965cm" svg:x="1.4cm" svg:y="12.75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0.965cm" svg:x="9.576cm" svg:y="12.75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0.965cm" svg:x="20.076cm" svg:y="12.75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2:16:05.141034075</meta:creation-date>
    <dc:date>2021-05-31T12:19:13.067562602</dc:date>
    <meta:editing-duration>PT3M8S</meta:editing-duration>
    <meta:editing-cycles>1</meta:editing-cycles>
    <meta:document-statistic meta:object-count="24"/>
    <meta:generator>LibreOffice/6.4.7.2$Linux_X86_64 LibreOffice_project/40$Build-2</meta:generator>
  </office:meta>
</office:document-meta>
</file>